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7c6a0" officeooo:paragraph-rsid="000fd565"/>
    </style:style>
    <style:style style:name="P2" style:family="paragraph" style:parent-style-name="Standard">
      <style:paragraph-properties fo:line-height="200%"/>
      <style:text-properties officeooo:paragraph-rsid="000fd565"/>
    </style:style>
    <style:style style:name="P3" style:family="paragraph" style:parent-style-name="Standard">
      <style:paragraph-properties fo:line-height="200%"/>
      <style:text-properties officeooo:rsid="000fd565" officeooo:paragraph-rsid="000fd565"/>
    </style:style>
    <style:style style:name="T1" style:family="text">
      <style:text-properties officeooo:rsid="000e0ec6"/>
    </style:style>
    <style:style style:name="T2" style:family="text">
      <style:text-properties officeooo:rsid="001157c7"/>
    </style:style>
    <style:style style:name="T3" style:family="text">
      <style:text-properties officeooo:rsid="0007c6a0"/>
    </style:style>
    <style:style style:name="T4" style:family="text">
      <style:text-properties officeooo:rsid="000fd5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Julien Dousset</text:span></text:p>
      <text:p text:style-name="P1">Creative Coding</text:p>
      <text:p text:style-name="P1">1/24/2021</text:p>
      <text:p text:style-name="P3">Learning Styles</text:p>
      <text:p text:style-name="P2"/>
      <text:p text:style-name="P2"><text:tab/><text:span text:style-name="T1">According to the quiz my learning style is mostly visual, but I like how it still had a percentage for the other learning styles. To me I think a balance between these learning styles is best </text:span><text:span text:style-name="T4">and that is what I want to keep in mi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8:45:52.302191939</meta:creation-date>
    <dc:date>2021-01-25T19:47:54.475147571</dc:date>
    <meta:editing-duration>PT46M2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5" meta:word-count="53" meta:character-count="286" meta:non-whitespace-character-count="237"/>
  </office:meta>
</office:document-meta>
</file>